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564AF00D.png" manifest:media-type="image/png"/>
  <manifest:file-entry manifest:full-path="Pictures/1000020100000060000000605B5C86F8.png" manifest:media-type="image/png"/>
  <manifest:file-entry manifest:full-path="Pictures/10000463000007EC000007ECCEA26B03.svg" manifest:media-type="image/svg+xml"/>
  <manifest:file-entry manifest:full-path="Pictures/100002010000003A0000003A2F63EE06.png" manifest:media-type="image/png"/>
  <manifest:file-entry manifest:full-path="Pictures/10000463000005F8000005F805B71BDE.svg" manifest:media-type="image/svg+xml"/>
  <manifest:file-entry manifest:full-path="Pictures/100002010000002E0000002EAE328379.png" manifest:media-type="image/png"/>
  <manifest:file-entry manifest:full-path="Pictures/10000463000004CC000004CC18FEA15F.svg" manifest:media-type="image/svg+xml"/>
  <manifest:file-entry manifest:full-path="Pictures/10000463000009E0000009E0DB001B34.svg" manifest:media-type="image/svg+xml"/>
  <manifest:file-entry manifest:full-path="Pictures/100002010000002700000027FBBFAC64.png" manifest:media-type="image/png"/>
  <manifest:file-entry manifest:full-path="Pictures/1000046300000BD400000BD4321F969A.svg" manifest:media-type="image/svg+xml"/>
  <manifest:file-entry manifest:full-path="Pictures/100002010000001C0000001C7FB2D2D6.png" manifest:media-type="image/png"/>
  <manifest:file-entry manifest:full-path="Pictures/10000461000002D8000002D889693075.svg" manifest:media-type="image/svg+xml"/>
  <manifest:file-entry manifest:full-path="Pictures/100002010000001400000014963C67A8.png" manifest:media-type="image/png"/>
  <manifest:file-entry manifest:full-path="Pictures/100002010000004D0000004D6642C6CA.png" manifest:media-type="image/png"/>
  <manifest:file-entry manifest:full-path="Pictures/10000463000004040000040410156BE9.svg" manifest:media-type="image/svg+xml"/>
  <manifest:file-entry manifest:full-path="Pictures/100004610000021000000210D0447C9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527cm" svg:height="0.527cm" svg:x="1.742cm" svg:y="1.852cm">
          <draw:image xlink:href="Pictures/100004610000021000000210D0447C9A.svg" xlink:type="simple" xlink:show="embed" xlink:actuate="onLoad">
            <text:p/>
          </draw:image>
          <draw:image xlink:href="Pictures/100002010000001400000014963C67A8.png" xlink:type="simple" xlink:show="embed" xlink:actuate="onLoad"/>
        </draw:frame>
        <draw:frame draw:style-name="gr1" draw:text-style-name="P1" draw:layer="layout" svg:width="0.727cm" svg:height="0.727cm" svg:x="3.067cm" svg:y="1.797cm">
          <draw:image xlink:href="Pictures/10000461000002D8000002D889693075.svg" xlink:type="simple" xlink:show="embed" xlink:actuate="onLoad">
            <text:p/>
          </draw:image>
          <draw:image xlink:href="Pictures/100002010000001C0000001C7FB2D2D6.png" xlink:type="simple" xlink:show="embed" xlink:actuate="onLoad"/>
        </draw:frame>
        <draw:frame draw:style-name="gr1" draw:text-style-name="P1" draw:layer="layout" svg:width="1.027cm" svg:height="1.027cm" svg:x="4.556cm" svg:y="1.751cm">
          <draw:image xlink:href="Pictures/10000463000004040000040410156BE9.svg" xlink:type="simple" xlink:show="embed" xlink:actuate="onLoad">
            <text:p/>
          </draw:image>
          <draw:image xlink:href="Pictures/100002010000002700000027FBBFAC64.png" xlink:type="simple" xlink:show="embed" xlink:actuate="onLoad"/>
        </draw:frame>
        <draw:frame draw:style-name="gr1" draw:text-style-name="P1" draw:layer="layout" svg:width="1.227cm" svg:height="1.227cm" svg:x="6.631cm" svg:y="1.805cm">
          <draw:image xlink:href="Pictures/10000463000004CC000004CC18FEA15F.svg" xlink:type="simple" xlink:show="embed" xlink:actuate="onLoad">
            <text:p/>
          </draw:image>
          <draw:image xlink:href="Pictures/100002010000002E0000002EAE328379.png" xlink:type="simple" xlink:show="embed" xlink:actuate="onLoad"/>
        </draw:frame>
        <draw:frame draw:style-name="gr1" draw:text-style-name="P1" draw:layer="layout" svg:width="1.527cm" svg:height="1.527cm" svg:x="8.771cm" svg:y="1.886cm">
          <draw:image xlink:href="Pictures/10000463000005F8000005F805B71BDE.svg" xlink:type="simple" xlink:show="embed" xlink:actuate="onLoad">
            <text:p/>
          </draw:image>
          <draw:image xlink:href="Pictures/100002010000003A0000003A2F63EE06.png" xlink:type="simple" xlink:show="embed" xlink:actuate="onLoad"/>
        </draw:frame>
        <draw:frame draw:style-name="gr1" draw:text-style-name="P1" draw:layer="layout" svg:width="2.027cm" svg:height="2.027cm" svg:x="11.287cm" svg:y="1.894cm">
          <draw:image xlink:href="Pictures/10000463000007EC000007ECCEA26B03.svg" xlink:type="simple" xlink:show="embed" xlink:actuate="onLoad">
            <text:p/>
          </draw:image>
          <draw:image xlink:href="Pictures/100002010000004D0000004D6642C6CA.png" xlink:type="simple" xlink:show="embed" xlink:actuate="onLoad"/>
        </draw:frame>
        <draw:frame draw:style-name="gr1" draw:text-style-name="P1" draw:layer="layout" svg:width="2.527cm" svg:height="2.527cm" svg:x="14.094cm" svg:y="2.029cm">
          <draw:image xlink:href="Pictures/10000463000009E0000009E0DB001B34.svg" xlink:type="simple" xlink:show="embed" xlink:actuate="onLoad">
            <text:p/>
          </draw:image>
          <draw:image xlink:href="Pictures/1000020100000060000000605B5C86F8.png" xlink:type="simple" xlink:show="embed" xlink:actuate="onLoad"/>
        </draw:frame>
        <draw:frame draw:style-name="gr1" draw:text-style-name="P1" draw:layer="layout" svg:width="3.027cm" svg:height="3.027cm" svg:x="1.889cm" svg:y="22.844cm">
          <draw:image xlink:href="Pictures/1000046300000BD400000BD4321F969A.svg" xlink:type="simple" xlink:show="embed" xlink:actuate="onLoad">
            <text:p/>
          </draw:image>
          <draw:image xlink:href="Pictures/100002010000007200000072564AF00D.png" xlink:type="simple" xlink:show="embed" xlink:actuate="onLoad"/>
        </draw:frame>
        <draw:frame draw:style-name="gr1" draw:text-style-name="P1" draw:layer="layout" svg:width="0.527cm" svg:height="0.527cm" svg:x="1.996cm" svg:y="5.927cm">
          <draw:image xlink:href="Pictures/100004610000021000000210D0447C9A.svg" xlink:type="simple" xlink:show="embed" xlink:actuate="onLoad">
            <text:p/>
          </draw:image>
          <draw:image xlink:href="Pictures/100002010000001400000014963C67A8.png" xlink:type="simple" xlink:show="embed" xlink:actuate="onLoad"/>
        </draw:frame>
        <draw:frame draw:style-name="gr1" draw:text-style-name="P1" draw:layer="layout" svg:width="0.727cm" svg:height="0.727cm" svg:x="3.321cm" svg:y="5.872cm">
          <draw:image xlink:href="Pictures/10000461000002D8000002D889693075.svg" xlink:type="simple" xlink:show="embed" xlink:actuate="onLoad">
            <text:p/>
          </draw:image>
          <draw:image xlink:href="Pictures/100002010000001C0000001C7FB2D2D6.png" xlink:type="simple" xlink:show="embed" xlink:actuate="onLoad"/>
        </draw:frame>
        <draw:frame draw:style-name="gr1" draw:text-style-name="P1" draw:layer="layout" svg:width="1.027cm" svg:height="1.027cm" svg:x="4.81cm" svg:y="5.826cm">
          <draw:image xlink:href="Pictures/10000463000004040000040410156BE9.svg" xlink:type="simple" xlink:show="embed" xlink:actuate="onLoad">
            <text:p/>
          </draw:image>
          <draw:image xlink:href="Pictures/100002010000002700000027FBBFAC64.png" xlink:type="simple" xlink:show="embed" xlink:actuate="onLoad"/>
        </draw:frame>
        <draw:frame draw:style-name="gr1" draw:text-style-name="P1" draw:layer="layout" svg:width="1.227cm" svg:height="1.227cm" svg:x="6.885cm" svg:y="5.88cm">
          <draw:image xlink:href="Pictures/10000463000004CC000004CC18FEA15F.svg" xlink:type="simple" xlink:show="embed" xlink:actuate="onLoad">
            <text:p/>
          </draw:image>
          <draw:image xlink:href="Pictures/100002010000002E0000002EAE328379.png" xlink:type="simple" xlink:show="embed" xlink:actuate="onLoad"/>
        </draw:frame>
        <draw:frame draw:style-name="gr1" draw:text-style-name="P1" draw:layer="layout" svg:width="1.527cm" svg:height="1.527cm" svg:x="9.025cm" svg:y="5.961cm">
          <draw:image xlink:href="Pictures/10000463000005F8000005F805B71BDE.svg" xlink:type="simple" xlink:show="embed" xlink:actuate="onLoad">
            <text:p/>
          </draw:image>
          <draw:image xlink:href="Pictures/100002010000003A0000003A2F63EE06.png" xlink:type="simple" xlink:show="embed" xlink:actuate="onLoad"/>
        </draw:frame>
        <draw:frame draw:style-name="gr1" draw:text-style-name="P1" draw:layer="layout" svg:width="2.027cm" svg:height="2.027cm" svg:x="11.541cm" svg:y="5.969cm">
          <draw:image xlink:href="Pictures/10000463000007EC000007ECCEA26B03.svg" xlink:type="simple" xlink:show="embed" xlink:actuate="onLoad">
            <text:p/>
          </draw:image>
          <draw:image xlink:href="Pictures/100002010000004D0000004D6642C6CA.png" xlink:type="simple" xlink:show="embed" xlink:actuate="onLoad"/>
        </draw:frame>
        <draw:frame draw:style-name="gr1" draw:text-style-name="P1" draw:layer="layout" svg:width="2.527cm" svg:height="2.527cm" svg:x="14.348cm" svg:y="6.104cm">
          <draw:image xlink:href="Pictures/10000463000009E0000009E0DB001B34.svg" xlink:type="simple" xlink:show="embed" xlink:actuate="onLoad">
            <text:p/>
          </draw:image>
          <draw:image xlink:href="Pictures/1000020100000060000000605B5C86F8.png" xlink:type="simple" xlink:show="embed" xlink:actuate="onLoad"/>
        </draw:frame>
        <draw:frame draw:style-name="gr1" draw:text-style-name="P1" draw:layer="layout" svg:width="0.527cm" svg:height="0.527cm" svg:x="2.143cm" svg:y="9.599cm">
          <draw:image xlink:href="Pictures/100004610000021000000210D0447C9A.svg" xlink:type="simple" xlink:show="embed" xlink:actuate="onLoad">
            <text:p/>
          </draw:image>
          <draw:image xlink:href="Pictures/100002010000001400000014963C67A8.png" xlink:type="simple" xlink:show="embed" xlink:actuate="onLoad"/>
        </draw:frame>
        <draw:frame draw:style-name="gr1" draw:text-style-name="P1" draw:layer="layout" svg:width="0.727cm" svg:height="0.727cm" svg:x="3.468cm" svg:y="9.544cm">
          <draw:image xlink:href="Pictures/10000461000002D8000002D889693075.svg" xlink:type="simple" xlink:show="embed" xlink:actuate="onLoad">
            <text:p/>
          </draw:image>
          <draw:image xlink:href="Pictures/100002010000001C0000001C7FB2D2D6.png" xlink:type="simple" xlink:show="embed" xlink:actuate="onLoad"/>
        </draw:frame>
        <draw:frame draw:style-name="gr1" draw:text-style-name="P1" draw:layer="layout" svg:width="1.027cm" svg:height="1.027cm" svg:x="4.957cm" svg:y="9.498cm">
          <draw:image xlink:href="Pictures/10000463000004040000040410156BE9.svg" xlink:type="simple" xlink:show="embed" xlink:actuate="onLoad">
            <text:p/>
          </draw:image>
          <draw:image xlink:href="Pictures/100002010000002700000027FBBFAC64.png" xlink:type="simple" xlink:show="embed" xlink:actuate="onLoad"/>
        </draw:frame>
        <draw:frame draw:style-name="gr1" draw:text-style-name="P1" draw:layer="layout" svg:width="1.227cm" svg:height="1.227cm" svg:x="7.032cm" svg:y="9.552cm">
          <draw:image xlink:href="Pictures/10000463000004CC000004CC18FEA15F.svg" xlink:type="simple" xlink:show="embed" xlink:actuate="onLoad">
            <text:p/>
          </draw:image>
          <draw:image xlink:href="Pictures/100002010000002E0000002EAE328379.png" xlink:type="simple" xlink:show="embed" xlink:actuate="onLoad"/>
        </draw:frame>
        <draw:frame draw:style-name="gr1" draw:text-style-name="P1" draw:layer="layout" svg:width="1.527cm" svg:height="1.527cm" svg:x="9.172cm" svg:y="9.633cm">
          <draw:image xlink:href="Pictures/10000463000005F8000005F805B71BDE.svg" xlink:type="simple" xlink:show="embed" xlink:actuate="onLoad">
            <text:p/>
          </draw:image>
          <draw:image xlink:href="Pictures/100002010000003A0000003A2F63EE06.png" xlink:type="simple" xlink:show="embed" xlink:actuate="onLoad"/>
        </draw:frame>
        <draw:frame draw:style-name="gr1" draw:text-style-name="P1" draw:layer="layout" svg:width="2.027cm" svg:height="2.027cm" svg:x="11.688cm" svg:y="9.641cm">
          <draw:image xlink:href="Pictures/10000463000007EC000007ECCEA26B03.svg" xlink:type="simple" xlink:show="embed" xlink:actuate="onLoad">
            <text:p/>
          </draw:image>
          <draw:image xlink:href="Pictures/100002010000004D0000004D6642C6CA.png" xlink:type="simple" xlink:show="embed" xlink:actuate="onLoad"/>
        </draw:frame>
        <draw:frame draw:style-name="gr1" draw:text-style-name="P1" draw:layer="layout" svg:width="2.527cm" svg:height="2.527cm" svg:x="14.495cm" svg:y="9.776cm">
          <draw:image xlink:href="Pictures/10000463000009E0000009E0DB001B34.svg" xlink:type="simple" xlink:show="embed" xlink:actuate="onLoad">
            <text:p/>
          </draw:image>
          <draw:image xlink:href="Pictures/1000020100000060000000605B5C86F8.png" xlink:type="simple" xlink:show="embed" xlink:actuate="onLoad"/>
        </draw:frame>
        <draw:frame draw:style-name="gr1" draw:text-style-name="P1" draw:layer="layout" svg:width="0.527cm" svg:height="0.527cm" svg:x="2.25cm" svg:y="13.409cm">
          <draw:image xlink:href="Pictures/100004610000021000000210D0447C9A.svg" xlink:type="simple" xlink:show="embed" xlink:actuate="onLoad">
            <text:p/>
          </draw:image>
          <draw:image xlink:href="Pictures/100002010000001400000014963C67A8.png" xlink:type="simple" xlink:show="embed" xlink:actuate="onLoad"/>
        </draw:frame>
        <draw:frame draw:style-name="gr1" draw:text-style-name="P1" draw:layer="layout" svg:width="0.727cm" svg:height="0.727cm" svg:x="3.575cm" svg:y="13.354cm">
          <draw:image xlink:href="Pictures/10000461000002D8000002D889693075.svg" xlink:type="simple" xlink:show="embed" xlink:actuate="onLoad">
            <text:p/>
          </draw:image>
          <draw:image xlink:href="Pictures/100002010000001C0000001C7FB2D2D6.png" xlink:type="simple" xlink:show="embed" xlink:actuate="onLoad"/>
        </draw:frame>
        <draw:frame draw:style-name="gr1" draw:text-style-name="P1" draw:layer="layout" svg:width="1.027cm" svg:height="1.027cm" svg:x="5.064cm" svg:y="13.308cm">
          <draw:image xlink:href="Pictures/10000463000004040000040410156BE9.svg" xlink:type="simple" xlink:show="embed" xlink:actuate="onLoad">
            <text:p/>
          </draw:image>
          <draw:image xlink:href="Pictures/100002010000002700000027FBBFAC64.png" xlink:type="simple" xlink:show="embed" xlink:actuate="onLoad"/>
        </draw:frame>
        <draw:frame draw:style-name="gr1" draw:text-style-name="P1" draw:layer="layout" svg:width="1.227cm" svg:height="1.227cm" svg:x="7.139cm" svg:y="13.362cm">
          <draw:image xlink:href="Pictures/10000463000004CC000004CC18FEA15F.svg" xlink:type="simple" xlink:show="embed" xlink:actuate="onLoad">
            <text:p/>
          </draw:image>
          <draw:image xlink:href="Pictures/100002010000002E0000002EAE328379.png" xlink:type="simple" xlink:show="embed" xlink:actuate="onLoad"/>
        </draw:frame>
        <draw:frame draw:style-name="gr1" draw:text-style-name="P1" draw:layer="layout" svg:width="1.527cm" svg:height="1.527cm" svg:x="9.279cm" svg:y="13.443cm">
          <draw:image xlink:href="Pictures/10000463000005F8000005F805B71BDE.svg" xlink:type="simple" xlink:show="embed" xlink:actuate="onLoad">
            <text:p/>
          </draw:image>
          <draw:image xlink:href="Pictures/100002010000003A0000003A2F63EE06.png" xlink:type="simple" xlink:show="embed" xlink:actuate="onLoad"/>
        </draw:frame>
        <draw:frame draw:style-name="gr1" draw:text-style-name="P1" draw:layer="layout" svg:width="2.027cm" svg:height="2.027cm" svg:x="11.795cm" svg:y="13.451cm">
          <draw:image xlink:href="Pictures/10000463000007EC000007ECCEA26B03.svg" xlink:type="simple" xlink:show="embed" xlink:actuate="onLoad">
            <text:p/>
          </draw:image>
          <draw:image xlink:href="Pictures/100002010000004D0000004D6642C6CA.png" xlink:type="simple" xlink:show="embed" xlink:actuate="onLoad"/>
        </draw:frame>
        <draw:frame draw:style-name="gr1" draw:text-style-name="P1" draw:layer="layout" svg:width="2.527cm" svg:height="2.527cm" svg:x="14.602cm" svg:y="13.586cm">
          <draw:image xlink:href="Pictures/10000463000009E0000009E0DB001B34.svg" xlink:type="simple" xlink:show="embed" xlink:actuate="onLoad">
            <text:p/>
          </draw:image>
          <draw:image xlink:href="Pictures/1000020100000060000000605B5C86F8.png" xlink:type="simple" xlink:show="embed" xlink:actuate="onLoad"/>
        </draw:frame>
        <draw:frame draw:style-name="gr1" draw:text-style-name="P1" draw:layer="layout" svg:width="0.527cm" svg:height="0.527cm" svg:x="2.27cm" svg:y="17.219cm">
          <draw:image xlink:href="Pictures/100004610000021000000210D0447C9A.svg" xlink:type="simple" xlink:show="embed" xlink:actuate="onLoad">
            <text:p/>
          </draw:image>
          <draw:image xlink:href="Pictures/100002010000001400000014963C67A8.png" xlink:type="simple" xlink:show="embed" xlink:actuate="onLoad"/>
        </draw:frame>
        <draw:frame draw:style-name="gr1" draw:text-style-name="P1" draw:layer="layout" svg:width="0.727cm" svg:height="0.727cm" svg:x="3.595cm" svg:y="17.164cm">
          <draw:image xlink:href="Pictures/10000461000002D8000002D889693075.svg" xlink:type="simple" xlink:show="embed" xlink:actuate="onLoad">
            <text:p/>
          </draw:image>
          <draw:image xlink:href="Pictures/100002010000001C0000001C7FB2D2D6.png" xlink:type="simple" xlink:show="embed" xlink:actuate="onLoad"/>
        </draw:frame>
        <draw:frame draw:style-name="gr1" draw:text-style-name="P1" draw:layer="layout" svg:width="1.027cm" svg:height="1.027cm" svg:x="5.084cm" svg:y="17.118cm">
          <draw:image xlink:href="Pictures/10000463000004040000040410156BE9.svg" xlink:type="simple" xlink:show="embed" xlink:actuate="onLoad">
            <text:p/>
          </draw:image>
          <draw:image xlink:href="Pictures/100002010000002700000027FBBFAC64.png" xlink:type="simple" xlink:show="embed" xlink:actuate="onLoad"/>
        </draw:frame>
        <draw:frame draw:style-name="gr1" draw:text-style-name="P1" draw:layer="layout" svg:width="1.227cm" svg:height="1.227cm" svg:x="7.159cm" svg:y="17.172cm">
          <draw:image xlink:href="Pictures/10000463000004CC000004CC18FEA15F.svg" xlink:type="simple" xlink:show="embed" xlink:actuate="onLoad">
            <text:p/>
          </draw:image>
          <draw:image xlink:href="Pictures/100002010000002E0000002EAE328379.png" xlink:type="simple" xlink:show="embed" xlink:actuate="onLoad"/>
        </draw:frame>
        <draw:frame draw:style-name="gr1" draw:text-style-name="P1" draw:layer="layout" svg:width="1.527cm" svg:height="1.527cm" svg:x="9.299cm" svg:y="17.253cm">
          <draw:image xlink:href="Pictures/10000463000005F8000005F805B71BDE.svg" xlink:type="simple" xlink:show="embed" xlink:actuate="onLoad">
            <text:p/>
          </draw:image>
          <draw:image xlink:href="Pictures/100002010000003A0000003A2F63EE06.png" xlink:type="simple" xlink:show="embed" xlink:actuate="onLoad"/>
        </draw:frame>
        <draw:frame draw:style-name="gr1" draw:text-style-name="P1" draw:layer="layout" svg:width="2.027cm" svg:height="2.027cm" svg:x="11.815cm" svg:y="17.261cm">
          <draw:image xlink:href="Pictures/10000463000007EC000007ECCEA26B03.svg" xlink:type="simple" xlink:show="embed" xlink:actuate="onLoad">
            <text:p/>
          </draw:image>
          <draw:image xlink:href="Pictures/100002010000004D0000004D6642C6CA.png" xlink:type="simple" xlink:show="embed" xlink:actuate="onLoad"/>
        </draw:frame>
        <draw:frame draw:style-name="gr1" draw:text-style-name="P1" draw:layer="layout" svg:width="2.527cm" svg:height="2.527cm" svg:x="14.622cm" svg:y="17.396cm">
          <draw:image xlink:href="Pictures/10000463000009E0000009E0DB001B34.svg" xlink:type="simple" xlink:show="embed" xlink:actuate="onLoad">
            <text:p/>
          </draw:image>
          <draw:image xlink:href="Pictures/1000020100000060000000605B5C86F8.png" xlink:type="simple" xlink:show="embed" xlink:actuate="onLoad"/>
        </draw:frame>
        <draw:frame draw:style-name="gr1" draw:text-style-name="P1" draw:layer="layout" svg:width="3.027cm" svg:height="3.027cm" svg:x="6.355cm" svg:y="22.844cm">
          <draw:image xlink:href="Pictures/1000046300000BD400000BD4321F969A.svg" xlink:type="simple" xlink:show="embed" xlink:actuate="onLoad">
            <text:p/>
          </draw:image>
          <draw:image xlink:href="Pictures/100002010000007200000072564AF00D.png" xlink:type="simple" xlink:show="embed" xlink:actuate="onLoad"/>
        </draw:frame>
        <draw:frame draw:style-name="gr1" draw:text-style-name="P1" draw:layer="layout" svg:width="3.027cm" svg:height="3.027cm" svg:x="10.673cm" svg:y="22.865cm">
          <draw:image xlink:href="Pictures/1000046300000BD400000BD4321F969A.svg" xlink:type="simple" xlink:show="embed" xlink:actuate="onLoad">
            <text:p/>
          </draw:image>
          <draw:image xlink:href="Pictures/100002010000007200000072564AF00D.png" xlink:type="simple" xlink:show="embed" xlink:actuate="onLoad"/>
        </draw:frame>
        <draw:frame draw:style-name="gr1" draw:text-style-name="P1" draw:layer="layout" svg:width="3.027cm" svg:height="3.027cm" svg:x="14.991cm" svg:y="22.865cm">
          <draw:image xlink:href="Pictures/1000046300000BD400000BD4321F969A.svg" xlink:type="simple" xlink:show="embed" xlink:actuate="onLoad">
            <text:p/>
          </draw:image>
          <draw:image xlink:href="Pictures/100002010000007200000072564AF00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manjak </meta:initial-creator>
    <meta:creation-date>2019-03-08T16:12:17.226010369</meta:creation-date>
    <dc:date>2019-03-08T16:16:39.304567139</dc:date>
    <dc:creator>nemanjak </dc:creator>
    <meta:editing-duration>P0D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